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order="0.74pt double-thin #000000" style:border-line-width="0.18mm 0.04mm 0.18mm"/>
    </style:style>
    <style:style style:name="ce2" style:family="table-cell" style:parent-style-name="Default">
      <style:table-cell-properties style:text-align-source="fix" style:repeat-content="false" fo:border="0.74pt double-thin #000000" style:border-line-width="0.18mm 0.04mm 0.18mm"/>
      <style:paragraph-properties fo:text-align="start" fo:margin-left="0mm"/>
    </style:style>
    <style:style style:name="ce3" style:family="table-cell" style:parent-style-name="Default">
      <style:table-cell-properties style:text-align-source="fix" style:repeat-content="false" fo:border="0.74pt double-thin #000000" style:border-line-width="0.18mm 0.04mm 0.18mm"/>
      <style:paragraph-properties fo:text-align="center" fo:margin-left="0mm"/>
    </style:style>
    <style:style style:name="ce4" style:family="table-cell" style:parent-style-name="Default" style:data-style-name="N2">
      <style:table-cell-properties style:text-align-source="fix" style:repeat-content="false" fo:border="0.74pt double-thin #000000" style:border-line-width="0.18mm 0.04mm 0.18mm"/>
      <style:paragraph-properties fo:text-align="center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Messung2" table:style-name="ta1">
        <table:shapes>
          <draw:frame draw:z-index="0" draw:style-name="gr1" draw:text-style-name="P1" svg:width="189.43mm" svg:height="102.53mm" svg:x="0.83mm" svg:y="54.98mm">
            <loext:p draw:notify-on-update-of-ranges="Messung2.A2:Messung2.A12 Messung2.E1:Messung2.E1 Messung2.E2:Messung2.E1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2"/>
        <table:table-column table:style-name="co1" table:number-columns-repeated="4" table:default-cell-style-name="ce4"/>
        <table:table-row table:style-name="ro1">
          <table:table-cell table:style-name="ce1" office:value-type="string" calcext:value-type="string">
            <text:p>Interlines</text:p>
          </table:table-cell>
          <table:table-cell table:style-name="ce3" office:value-type="string" calcext:value-type="string">
            <text:p>Messung1</text:p>
          </table:table-cell>
          <table:table-cell table:style-name="ce3" office:value-type="string" calcext:value-type="string">
            <text:p>Messung2</text:p>
          </table:table-cell>
          <table:table-cell table:style-name="ce3" office:value-type="string" calcext:value-type="string">
            <text:p>Messung3</text:p>
          </table:table-cell>
          <table:table-cell table:style-name="ce3" office:value-type="string" calcext:value-type="string">
            <text:p>Mitte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80991" calcext:value-type="float">
            <text:p>0.08</text:p>
          </table:table-cell>
          <table:table-cell office:value-type="float" office:value="0.078508" calcext:value-type="float">
            <text:p>0.08</text:p>
          </table:table-cell>
          <table:table-cell office:value-type="float" office:value="0.084754" calcext:value-type="float">
            <text:p>0.08</text:p>
          </table:table-cell>
          <table:table-cell table:formula="of:=([.B2]+[.C2]+[.D2])/3" office:value-type="float" office:value="0.0814176666666667" calcext:value-type="float">
            <text:p>0.0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89294" calcext:value-type="float">
            <text:p>0.09</text:p>
          </table:table-cell>
          <table:table-cell office:value-type="float" office:value="0.106114" calcext:value-type="float">
            <text:p>0.11</text:p>
          </table:table-cell>
          <table:table-cell office:value-type="float" office:value="0.089485" calcext:value-type="float">
            <text:p>0.09</text:p>
          </table:table-cell>
          <table:table-cell table:formula="of:=([.B3]+[.C3]+[.D3])/3" office:value-type="float" office:value="0.0949643333333333" calcext:value-type="float">
            <text:p>0.0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167231" calcext:value-type="float">
            <text:p>0.17</text:p>
          </table:table-cell>
          <table:table-cell office:value-type="float" office:value="0.128061" calcext:value-type="float">
            <text:p>0.13</text:p>
          </table:table-cell>
          <table:table-cell office:value-type="float" office:value="0.113573" calcext:value-type="float">
            <text:p>0.11</text:p>
          </table:table-cell>
          <table:table-cell table:formula="of:=([.B4]+[.C4]+[.D4])/3" office:value-type="float" office:value="0.136288333333333" calcext:value-type="float">
            <text:p>0.1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2625" calcext:value-type="float">
            <text:p>0.26</text:p>
          </table:table-cell>
          <table:table-cell office:value-type="float" office:value="0.288478" calcext:value-type="float">
            <text:p>0.29</text:p>
          </table:table-cell>
          <table:table-cell office:value-type="float" office:value="0.234834" calcext:value-type="float">
            <text:p>0.23</text:p>
          </table:table-cell>
          <table:table-cell table:formula="of:=([.B5]+[.C5]+[.D5])/3" office:value-type="float" office:value="0.261937333333333" calcext:value-type="float">
            <text:p>0.2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818491" calcext:value-type="float">
            <text:p>0.82</text:p>
          </table:table-cell>
          <table:table-cell office:value-type="float" office:value="0.715293" calcext:value-type="float">
            <text:p>0.72</text:p>
          </table:table-cell>
          <table:table-cell office:value-type="float" office:value="0.739754" calcext:value-type="float">
            <text:p>0.74</text:p>
          </table:table-cell>
          <table:table-cell table:formula="of:=([.B6]+[.C6]+[.D6])/3" office:value-type="float" office:value="0.757846" calcext:value-type="float">
            <text:p>0.7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.203593" calcext:value-type="float">
            <text:p>2.20</text:p>
          </table:table-cell>
          <table:table-cell office:value-type="float" office:value="1.995396" calcext:value-type="float">
            <text:p>2.00</text:p>
          </table:table-cell>
          <table:table-cell office:value-type="float" office:value="2.841548" calcext:value-type="float">
            <text:p>2.84</text:p>
          </table:table-cell>
          <table:table-cell table:formula="of:=([.B7]+[.C7]+[.D7])/3" office:value-type="float" office:value="2.34684566666667" calcext:value-type="float">
            <text:p>2.3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7.356596" calcext:value-type="float">
            <text:p>7.36</text:p>
          </table:table-cell>
          <table:table-cell office:value-type="float" office:value="7.334276" calcext:value-type="float">
            <text:p>7.33</text:p>
          </table:table-cell>
          <table:table-cell office:value-type="float" office:value="7.31496" calcext:value-type="float">
            <text:p>7.31</text:p>
          </table:table-cell>
          <table:table-cell table:formula="of:=([.B8]+[.C8]+[.D8])/3" office:value-type="float" office:value="7.33527733333333" calcext:value-type="float">
            <text:p>7.3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7.98244" calcext:value-type="float">
            <text:p>37.98</text:p>
          </table:table-cell>
          <table:table-cell office:value-type="float" office:value="39.229517" calcext:value-type="float">
            <text:p>39.23</text:p>
          </table:table-cell>
          <table:table-cell office:value-type="float" office:value="30.357235" calcext:value-type="float">
            <text:p>30.36</text:p>
          </table:table-cell>
          <table:table-cell table:formula="of:=([.B9]+[.C9]+[.D9])/3" office:value-type="float" office:value="35.8563973333333" calcext:value-type="float">
            <text:p>35.86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25.661545" calcext:value-type="float">
            <text:p>125.66</text:p>
          </table:table-cell>
          <table:table-cell office:value-type="float" office:value="126.106151" calcext:value-type="float">
            <text:p>126.11</text:p>
          </table:table-cell>
          <table:table-cell office:value-type="float" office:value="125.926314" calcext:value-type="float">
            <text:p>125.93</text:p>
          </table:table-cell>
          <table:table-cell table:formula="of:=([.B10]+[.C10]+[.D10])/3" office:value-type="float" office:value="125.898003333333" calcext:value-type="float">
            <text:p>125.90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479.334284" calcext:value-type="float">
            <text:p>479.33</text:p>
          </table:table-cell>
          <table:table-cell office:value-type="float" office:value="506.75517" calcext:value-type="float">
            <text:p>506.76</text:p>
          </table:table-cell>
          <table:table-cell office:value-type="float" office:value="487.176211" calcext:value-type="float">
            <text:p>487.18</text:p>
          </table:table-cell>
          <table:table-cell table:formula="of:=([.B11]+[.C11]+[.D11])/3" office:value-type="float" office:value="491.088555" calcext:value-type="float">
            <text:p>491.09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822.649167" calcext:value-type="float">
            <text:p>1822.65</text:p>
          </table:table-cell>
          <table:table-cell office:value-type="float" office:value="1813.166077" calcext:value-type="float">
            <text:p>1813.17</text:p>
          </table:table-cell>
          <table:table-cell office:value-type="float" office:value="1820.671418" calcext:value-type="float">
            <text:p>1820.67</text:p>
          </table:table-cell>
          <table:table-cell table:formula="of:=([.B12]+[.C12]+[.D12])/3" office:value-type="float" office:value="1818.82888733333" calcext:value-type="float">
            <text:p>1818.8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8T13:52:14.021806664</meta:creation-date>
    <dc:date>2017-11-18T14:59:24.660728068</dc:date>
    <meta:editing-duration>PT12M10S</meta:editing-duration>
    <meta:editing-cycles>4</meta:editing-cycles>
    <meta:generator>LibreOffice/5.2.7.2$Linux_X86_64 LibreOffice_project/20m0$Build-2</meta:generator>
    <meta:document-statistic meta:table-count="1" meta:cell-count="6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8.944cm" svg:height="10.254cm" xlink:href=".." xlink:type="simple" chart:class="chart:line" chart:style-name="ch1">
        <chart:legend svg:x="15.73cm" svg:y="3.587cm" style:legend-expansion="custom" chartooo:width="3.127cm" chartooo:height="2.95cm" style:legend-expansion-aspect-ratio="1.06" chart:style-name="ch2"/>
        <chart:plot-area chart:style-name="ch3" table:cell-range-address="Messung2.A2:Messung2.A12 Messung2.E1:Messung2.E12" chart:data-source-has-labels="both" svg:x="0.556cm" svg:y="0.035cm" svg:width="15.263cm" svg:height="9.719cm">
          <chartooo:coordinate-region svg:x="2.024cm" svg:y="0.234cm" svg:width="13.423cm" svg:height="8.873cm"/>
          <chart:axis chart:dimension="x" chart:name="primary-x" chart:style-name="ch4" chartooo:axis-type="auto">
            <chartooo:date-scale/>
            <chart:title svg:x="7.468cm" svg:y="9.694cm" chart:style-name="ch5">
              <text:p>Interlines</text:p>
            </chart:title>
            <chart:categories table:cell-range-address="Messung2.A2:Messung2.A12"/>
          </chart:axis>
          <chart:axis chart:dimension="y" chart:name="primary-y" chart:style-name="ch6">
            <chart:title svg:x="0cm" svg:y="6.168cm" chart:style-name="ch7">
              <text:p>Zeit in Sekunden</text:p>
            </chart:title>
            <chart:grid chart:style-name="ch8" chart:class="major"/>
          </chart:axis>
          <chart:series chart:style-name="ch9" chart:values-cell-range-address="Messung2.E2:Messung2.E12" chart:label-cell-address="Messung2.E1:Messung2.E1" chart:class="chart:line"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ttel</text:p>
                <draw:g>
                  <svg:desc>Messung2.E1:Messung2.E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Messung2.A2:Messung2.A12</svg:desc>
                </draw:g>
              </table:table-cell>
              <table:table-cell office:value-type="float" office:value="0.0814176666666667">
                <text:p>0.0814176666666667</text:p>
                <draw:g>
                  <svg:desc>Messung2.E2:Messung2.E12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0949643333333333">
                <text:p>0.0949643333333333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136288333333333">
                <text:p>0.136288333333333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261937333333333">
                <text:p>0.261937333333333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757846">
                <text:p>0.757846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2.34684566666667">
                <text:p>2.34684566666667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7.33527733333333">
                <text:p>7.33527733333333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35.8563973333333">
                <text:p>35.8563973333333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125.898003333333">
                <text:p>125.898003333333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491.088555">
                <text:p>491.088555</text:p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1818.82888733333">
                <text:p>1818.8288873333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